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ulti-format publishing</text:p>
      <text:p text:style-name="P1">As you can see on the right of your screen, files of different formats have been generated along with this <text:span text:style-name="Source_Text">html</text:span> page.</text:p>
      <text:h text:style-name="Heading_20_1" text:outline-level="1"><text:bookmark-start text:name="some-markdown-content"/>Some markdown content<text:bookmark-end text:name="some-markdown-content"/></text:h>
      <text:p text:style-name="First_20_paragraph">Markdown is just a plain text format that is designed to be easy to write, and, even more importantly, easy to read.</text:p>
      <text:p text:style-name="Text_20_body">For example:</text:p>
      <text:p text:style-name="Preformatted_20_Text">
<text:span text:style-name="FunctionTok">## Hello world</text:span>
</text:p>
      <text:p text:style-name="Preformatted_20_Text">
</text:p>
      <text:p text:style-name="Preformatted_20_Text">
<text:span text:style-name="AttributeTok">&gt; The world is nice.</text:span>
</text:p>
      <text:p text:style-name="Preformatted_20_Text">
</text:p>
      <text:p text:style-name="Preformatted_20_Text">
<text:span text:style-name="NormalTok">And this is **important** to _note_.</text:span>
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2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ulti-format publishing</dc:title>
    <dc:description/>
    <dc:subject/>
    <meta:keyword/>
    <meta:initial-creator/>
    <dc:creator/>
    <meta:creation-date>2024-04-10T15:20:44Z</meta:creation-date>
    <dc:date>2024-04-10T15:20:4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ulti</meta:user-defined>
    <meta:user-defined meta:name="toc-title" meta:value-type="string">Table of contents</meta:user-defined>
  </office:meta>
</office:document-meta>
</file>